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Courier New" svg:font-family="'Courier New'" style:font-family-generic="modern" style:font-pitch="fixed"/>
    <style:font-face style:name="NSimSun" svg:font-family="NSimSun"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2.522cm" fo:break-before="auto" fo:break-after="auto" table:align="left" fo:keep-with-next="auto" style:may-break-between-rows="true" table:border-model="collapsing"/>
    </style:style>
    <style:style style:name="Tabelle2.A" style:family="table-column">
      <style:table-column-properties style:column-width="4.833cm"/>
    </style:style>
    <style:style style:name="Tabelle2.B" style:family="table-column">
      <style:table-column-properties style:column-width="1.231cm"/>
    </style:style>
    <style:style style:name="Tabelle2.C" style:family="table-column">
      <style:table-column-properties style:column-width="1.466cm"/>
    </style:style>
    <style:style style:name="Tabelle2.D" style:family="table-column">
      <style:table-column-properties style:column-width="0.619cm"/>
    </style:style>
    <style:style style:name="Tabelle2.E" style:family="table-column">
      <style:table-column-properties style:column-width="0.972cm"/>
    </style:style>
    <style:style style:name="Tabelle2.F" style:family="table-column">
      <style:table-column-properties style:column-width="2.194cm"/>
    </style:style>
    <style:style style:name="Tabelle2.G" style:family="table-column">
      <style:table-column-properties style:column-width="1.207cm"/>
    </style:style>
    <style:style style:name="Tabelle2.1" style:family="table-row">
      <style:table-row-properties fo:keep-together="auto"/>
    </style:style>
    <style:style style:name="Tabelle2.A1" style:family="table-cell" style:data-style-name="N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elle2.A2" style:family="table-cell" style:data-style-name="N100">
      <style:table-cell-properties style:vertical-align="" fo:background-color="#99ccff" fo:padding="0cm" fo:border="none" style:writing-mode="page">
        <style:background-image/>
      </style:table-cell-properties>
    </style:style>
    <style:style style:name="Tabelle2.B2" style:family="table-cell" style:data-style-name="N0">
      <style:table-cell-properties style:vertical-align="" fo:background-color="#99ccff" fo:padding="0cm" fo:border="none" style:writing-mode="page">
        <style:background-image/>
      </style:table-cell-properties>
    </style:style>
    <style:style style:name="Tabelle2.F2" style:family="table-cell" style:data-style-name="N0">
      <style:table-cell-properties style:vertical-align="" fo:background-color="transparent" fo:padding="0cm" fo:border="none" style:writing-mode="page">
        <style:background-image/>
      </style:table-cell-properties>
    </style:style>
    <style:style style:name="Tabelle2.G2" style:family="table-cell">
      <style:table-cell-properties style:vertical-align="" fo:background-color="transparent" fo:padding="0cm" fo:border="none" style:writing-mode="page">
        <style:background-image/>
      </style:table-cell-properties>
    </style:style>
    <style:style style:name="Tabelle2.G3" style:family="table-cell">
      <style:table-cell-properties style:vertical-align="" fo:background-color="transparent" fo:padding="0cm" fo:border="none" style:writing-mode="page">
        <style:background-image/>
      </style:table-cell-properties>
    </style:style>
    <style:style style:name="Tabelle2.G4" style:family="table-cell">
      <style:table-cell-properties style:vertical-align="" fo:background-color="transparent" fo:padding="0cm" fo:border="none" style:writing-mode="page">
        <style:background-image/>
      </style:table-cell-properties>
    </style:style>
    <style:style style:name="Tabelle2.G5" style:family="table-cell">
      <style:table-cell-properties style:vertical-align="" fo:background-color="transparent" fo:padding="0cm" fo:border="none" style:writing-mode="page">
        <style:background-image/>
      </style:table-cell-properties>
    </style:style>
    <style:style style:name="Tabelle2.G6" style:family="table-cell">
      <style:table-cell-properties style:vertical-align="" fo:background-color="transparent" fo:padding="0cm" fo:border="none" style:writing-mode="page">
        <style:background-image/>
      </style:table-cell-properties>
    </style:style>
    <style:style style:name="Tabelle2.G7" style:family="table-cell">
      <style:table-cell-properties style:vertical-align="" fo:background-color="transparent" fo:padding="0cm" fo:border="none" style:writing-mode="page">
        <style:background-image/>
      </style:table-cell-properties>
    </style:style>
    <style:style style:name="Tabelle2.G8" style:family="table-cell">
      <style:table-cell-properties style:vertical-align="" fo:background-color="transparent" fo:padding="0cm" fo:border="none" style:writing-mode="page">
        <style:background-image/>
      </style:table-cell-properties>
    </style:style>
    <style:style style:name="Tabelle2.G9" style:family="table-cell">
      <style:table-cell-properties style:vertical-align="" fo:background-color="transparent" fo:padding="0cm" fo:border="none" style:writing-mode="page">
        <style:background-image/>
      </style:table-cell-properties>
    </style:style>
    <style:style style:name="Tabelle2.A10" style:family="table-cell" style:data-style-name="N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elle2.B10" style:family="table-cell" style:data-style-name="N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elle3" style:family="table">
      <style:table-properties style:width="3.496cm" table:align="left"/>
    </style:style>
    <style:style style:name="Tabelle3.A" style:family="table-column">
      <style:table-column-properties style:column-width="1.055cm"/>
    </style:style>
    <style:style style:name="Tabelle3.B" style:family="table-column">
      <style:table-column-properties style:column-width="2.441cm"/>
    </style:style>
    <style:style style:name="Tabelle3.A1" style:family="table-cell">
      <style:table-cell-properties fo:background-color="#3399ff" fo:padding="0.097cm" fo:border-left="none" fo:border-right="0.05pt solid #000000" fo:border-top="none" fo:border-bottom="0.5pt solid #000000">
        <style:background-image/>
      </style:table-cell-properties>
    </style:style>
    <style:style style:name="Tabelle3.B1" style:family="table-cell">
      <style:table-cell-properties fo:background-color="#3399ff" fo:padding="0.097cm" fo:border-left="none" fo:border-right="none" fo:border-top="none" fo:border-bottom="0.5pt solid #000000">
        <style:background-image/>
      </style:table-cell-properties>
    </style:style>
    <style:style style:name="Tabelle3.A2" style:family="table-cell">
      <style:table-cell-properties fo:background-color="transparent" fo:padding="0.097cm" fo:border-left="none" fo:border-right="0.05pt solid #000000" fo:border-top="none" fo:border-bottom="none">
        <style:background-image/>
      </style:table-cell-properties>
    </style:style>
    <style:style style:name="Tabelle3.B2" style:family="table-cell">
      <style:table-cell-properties fo:background-color="transparent" fo:padding="0.097cm" fo:border="none">
        <style:background-image/>
      </style:table-cell-properties>
    </style:style>
    <style:style style:name="P1" style:family="paragraph" style:parent-style-name="Footnote">
      <style:paragraph-properties fo:margin-left="0cm" fo:margin-right="0cm" fo:text-indent="0cm" style:auto-text-indent="false">
        <style:tab-stops/>
      </style:paragraph-properties>
    </style:style>
    <style:style style:name="P2" style:family="paragraph" style:parent-style-name="Standard">
      <style:paragraph-properties fo:line-height="125%"/>
    </style:style>
    <style:style style:name="P3" style:family="paragraph" style:parent-style-name="Standard">
      <style:paragraph-properties fo:line-height="125%"/>
      <style:text-properties style:font-name="Calibri2" fo:language="de" fo:country="DE" style:letter-kerning="false" style:font-name-asian="Times New Roman" style:font-name-complex="Times New Roman"/>
    </style:style>
    <style:style style:name="P4" style:family="paragraph" style:parent-style-name="Text_20_body">
      <style:text-properties style:font-name="Calibri2"/>
    </style:style>
    <style:style style:name="P5" style:family="paragraph" style:parent-style-name="Text_20_body">
      <style:text-properties officeooo:paragraph-rsid="000cfdd1"/>
    </style:style>
    <style:style style:name="P6" style:family="paragraph" style:parent-style-name="Text_20_body">
      <style:text-properties officeooo:paragraph-rsid="001102cf"/>
    </style:style>
    <style:style style:name="P7" style:family="paragraph" style:parent-style-name="Text_20_body">
      <style:text-properties officeooo:paragraph-rsid="0011ffcd"/>
    </style:style>
    <style:style style:name="P8" style:family="paragraph" style:parent-style-name="Text_20_body">
      <style:text-properties officeooo:paragraph-rsid="0012784f"/>
    </style:style>
    <style:style style:name="P9" style:family="paragraph" style:parent-style-name="Standard">
      <style:text-properties style:font-name="Calibri2"/>
    </style:style>
    <style:style style:name="P10" style:family="paragraph" style:parent-style-name="Standard">
      <style:text-properties style:font-name="Calibri2" fo:language="de" fo:country="DE"/>
    </style:style>
    <style:style style:name="P11" style:family="paragraph" style:parent-style-name="Standard">
      <style:paragraph-properties fo:line-height="125%"/>
      <style:text-properties style:font-name="Calibri2" fo:language="de" fo:country="DE" style:letter-kerning="false" style:font-name-asian="Times New Roman" style:font-name-complex="Times New Roman"/>
    </style:style>
    <style:style style:name="P12" style:family="paragraph" style:parent-style-name="Standard">
      <style:text-properties style:font-name="Calibri2" officeooo:paragraph-rsid="0017df58"/>
    </style:style>
    <style:style style:name="P13" style:family="paragraph" style:parent-style-name="Heading_20_2">
      <style:text-properties style:font-name="Calibri2"/>
    </style:style>
    <style:style style:name="P14" style:family="paragraph" style:parent-style-name="Heading_20_2">
      <style:paragraph-properties fo:break-before="page"/>
      <style:text-properties style:font-name="Calibri2"/>
    </style:style>
    <style:style style:name="P15" style:family="paragraph" style:parent-style-name="Heading_20_2">
      <style:paragraph-properties fo:margin-top="0.423cm" fo:margin-bottom="0.212cm" loext:contextual-spacing="false" fo:break-before="page" fo:keep-with-next="always"/>
      <style:text-properties style:font-name="Calibri2" style:font-name-complex="Tahoma"/>
    </style:style>
    <style:style style:name="P16" style:family="paragraph" style:parent-style-name="Heading_20_1">
      <style:text-properties style:font-name="Calibri2"/>
    </style:style>
    <style:style style:name="P17" style:family="paragraph" style:parent-style-name="Heading_20_1">
      <style:paragraph-properties fo:break-before="page"/>
      <style:text-properties style:font-name="Calibri2"/>
    </style:style>
    <style:style style:name="P18" style:family="paragraph" style:parent-style-name="Heading_20_3">
      <style:text-properties style:font-name="Calibri2"/>
    </style:style>
    <style:style style:name="P19" style:family="paragraph" style:parent-style-name="Heading_20_3" style:list-style-name="">
      <style:paragraph-properties fo:hyphenation-ladder-count="no-limit"/>
      <style:text-properties style:font-name="Calibri2" fo:hyphenate="false"/>
    </style:style>
    <style:style style:name="P20" style:family="paragraph" style:parent-style-name="Heading_20_3">
      <style:paragraph-properties fo:margin-top="0.423cm" fo:margin-bottom="0.212cm" loext:contextual-spacing="false" fo:keep-with-next="always"/>
      <style:text-properties style:font-name="Calibri2" fo:font-size="14pt" style:font-size-asian="14pt" style:font-name-complex="Tahoma" style:font-size-complex="14pt"/>
    </style:style>
    <style:style style:name="P21" style:family="paragraph" style:parent-style-name="Heading_20_3">
      <style:paragraph-properties fo:margin-top="0.423cm" fo:margin-bottom="0.212cm" loext:contextual-spacing="false" fo:break-before="page"/>
      <style:text-properties style:font-name="Calibri2" fo:font-size="14pt" officeooo:paragraph-rsid="0017df58" style:font-size-asian="14pt" style:font-name-complex="Tahoma" style:font-size-complex="14pt"/>
    </style:style>
    <style:style style:name="P22" style:family="paragraph" style:parent-style-name="Heading_20_3">
      <style:paragraph-properties fo:margin-top="0.423cm" fo:margin-bottom="0.212cm" loext:contextual-spacing="false"/>
      <style:text-properties style:font-name="Calibri2" fo:font-size="14pt" style:font-size-asian="14pt" style:font-name-complex="Tahoma" style:font-size-complex="14pt"/>
    </style:style>
    <style:style style:name="P23" style:family="paragraph" style:parent-style-name="Heading_20_3">
      <style:paragraph-properties fo:break-before="page"/>
      <style:text-properties style:font-name="Calibri2"/>
    </style:style>
    <style:style style:name="P24" style:family="paragraph" style:parent-style-name="Table_20_Contents">
      <style:paragraph-properties fo:text-align="start" style:justify-single-word="false"/>
      <style:text-properties fo:color="#ffffff" style:text-outline="false" style:text-line-through-style="none" style:text-line-through-type="none" style:font-name="Calibri2"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25" style:family="paragraph" style:parent-style-name="Table_20_Contents">
      <style:text-properties fo:color="#ffffff" style:font-name="Calibri2"/>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Calibri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text-properties style:font-name="Calibri2"/>
    </style:style>
    <style:style style:name="P28" style:family="paragraph" style:parent-style-name="Text_20_body">
      <style:text-properties style:font-name="Calibri2"/>
    </style:style>
    <style:style style:name="P29" style:family="paragraph" style:parent-style-name="Text_20_body">
      <style:text-properties style:font-name="Calibri2" style:text-underline-style="none" fo:font-weight="bold" style:font-weight-asian="bold" style:font-weight-complex="bold"/>
    </style:style>
    <style:style style:name="P30" style:family="paragraph" style:parent-style-name="Text_20_body">
      <style:text-properties style:font-name="Calibri2" fo:language="de" fo:country="DE"/>
    </style:style>
    <style:style style:name="P31" style:family="paragraph" style:parent-style-name="Text_20_body">
      <style:paragraph-properties fo:text-align="start" style:justify-single-word="false"/>
      <style:text-properties style:font-name="Calibri2" fo:language="de" fo:country="DE"/>
    </style:style>
    <style:style style:name="P32" style:family="paragraph" style:parent-style-name="Text_20_body">
      <style:text-properties style:font-name="Calibri2" fo:language="de" fo:country="DE" style:font-name-asian="Microsoft YaHei1"/>
    </style:style>
    <style:style style:name="P33" style:family="paragraph" style:parent-style-name="Text_20_body" style:list-style-name="L2">
      <style:text-properties style:font-name="Calibri2" fo:language="de" fo:country="DE"/>
    </style:style>
    <style:style style:name="P34" style:family="paragraph" style:parent-style-name="Text_20_body">
      <style:text-properties style:font-name="Calibri2" fo:language="de" fo:country="DE" officeooo:rsid="0012acca" officeooo:paragraph-rsid="0012acca"/>
    </style:style>
    <style:style style:name="P35" style:family="paragraph" style:parent-style-name="Text_20_body">
      <style:text-properties style:font-name="Calibri2" style:text-underline-style="solid" style:text-underline-width="auto" style:text-underline-color="font-color"/>
    </style:style>
    <style:style style:name="P36" style:family="paragraph" style:parent-style-name="Text_20_body" style:list-style-name="L1">
      <style:text-properties style:font-name="Calibri2"/>
    </style:style>
    <style:style style:name="P37" style:family="paragraph" style:parent-style-name="Text_20_body" style:list-style-name="L2">
      <style:text-properties style:font-name="Calibri2"/>
    </style:style>
    <style:style style:name="P38" style:family="paragraph" style:parent-style-name="Text_20_body">
      <style:text-properties style:font-name="Calibri2" officeooo:rsid="000cfdd1" officeooo:paragraph-rsid="000cfdd1"/>
    </style:style>
    <style:style style:name="P39" style:family="paragraph" style:parent-style-name="Text_20_body" style:list-style-name="L3">
      <style:text-properties style:font-name="Calibri2"/>
    </style:style>
    <style:style style:name="P40" style:family="paragraph" style:parent-style-name="Text_20_body">
      <style:text-properties style:font-name="Calibri2" officeooo:rsid="001461f1" officeooo:paragraph-rsid="001461f1"/>
    </style:style>
    <style:style style:name="P41" style:family="paragraph" style:parent-style-name="Text_20_body" style:list-style-name="L4">
      <style:text-properties style:font-name="Calibri2"/>
    </style:style>
    <style:style style:name="P42" style:family="paragraph" style:parent-style-name="Text_20_body" style:list-style-name="L5">
      <style:text-properties style:font-name="Calibri2"/>
    </style:style>
    <style:style style:name="P43" style:family="paragraph" style:parent-style-name="Text_20_body">
      <style:text-properties fo:color="#000000" style:font-name="Calibri2" fo:language="de" fo:country="DE"/>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asian="Microsoft YaHei1"/>
    </style:style>
    <style:style style:name="T2" style:family="text">
      <style:text-properties fo:color="#000000" style:font-name="Calibri2" fo:language="de" fo:country="DE"/>
    </style:style>
    <style:style style:name="T3" style:family="text">
      <style:text-properties fo:color="#000000" style:font-name="Calibri2" fo:language="de" fo:country="DE" fo:font-weight="bold" style:font-weight-asian="bold" style:font-weight-complex="bold"/>
    </style:style>
    <style:style style:name="T4" style:family="text">
      <style:text-properties fo:color="#000000" style:font-name="Calibri2" fo:font-size="12pt" fo:language="de" fo:country="DE" fo:font-weight="bold" style:font-size-asian="12pt" style:language-asian="zxx" style:country-asian="none" style:font-weight-asian="bold" style:font-size-complex="12pt" style:language-complex="zxx" style:country-complex="none" style:font-weight-complex="bold"/>
    </style:style>
    <style:style style:name="T5" style:family="text">
      <style:text-properties fo:color="#000000" style:font-name="Calibri2" fo:font-size="12pt" fo:language="de" fo:country="DE" fo:font-weight="normal" style:font-size-asian="12pt" style:language-asian="zxx" style:country-asian="none" style:font-weight-asian="normal" style:font-size-complex="12pt" style:language-complex="zxx" style:country-complex="none" style:font-weight-complex="normal"/>
    </style:style>
    <style:style style:name="T6" style:family="text">
      <style:text-properties fo:color="#000000" style:font-name="Calibri2" fo:font-size="12pt" style:text-underline-style="none" fo:font-weight="bold" style:font-name-asian="Microsoft YaHei" style:font-size-asian="12pt" style:language-asian="zxx" style:country-asian="none" style:font-weight-asian="bold" style:font-name-complex="Mangal1" style:font-size-complex="12pt" style:language-complex="zxx" style:country-complex="none" style:font-weight-complex="bold"/>
    </style:style>
    <style:style style:name="T7" style:family="text">
      <style:text-properties fo:color="#000000" style:font-name="Calibri2" fo:font-size="12pt" style:text-underline-style="none" fo:font-weight="normal" style:font-name-asian="Microsoft YaHei" style:font-size-asian="12pt" style:language-asian="zxx" style:country-asian="none" style:font-weight-asian="normal" style:font-name-complex="Mangal1" style:font-size-complex="12pt" style:language-complex="zxx" style:country-complex="none" style:font-weight-complex="normal"/>
    </style:style>
    <style:style style:name="T8" style:family="text">
      <style:text-properties fo:color="#000000" style:font-name="Calibri2" fo:font-size="12pt" style:text-underline-style="none" style:font-name-asian="Microsoft YaHei" style:font-size-asian="12pt" style:language-asian="zxx" style:country-asian="none" style:font-name-complex="Mangal1" style:font-size-complex="12pt" style:language-complex="zxx" style:country-complex="none"/>
    </style:style>
    <style:style style:name="T9" style:family="text">
      <style:text-properties fo:color="#000080" style:font-name="Calibri2" style:text-underline-style="solid" style:text-underline-width="auto" style:text-underline-color="font-color" style:text-underline-mode="continuous" style:text-overline-mode="continuous" style:text-line-through-mode="continuous" style:letter-kerning="false" style:font-name-asian="Times New Roman" style:font-name-complex="Times New Roman"/>
    </style:style>
    <style:style style:name="T10" style:family="text">
      <style:text-properties fo:color="#000080" style:font-name="Calibri2" style:text-underline-style="solid" style:text-underline-width="auto" style:text-underline-color="font-color" officeooo:rsid="000cfdd1" style:text-underline-mode="continuous" style:text-overline-mode="continuous" style:text-line-through-mode="continuous" style:letter-kerning="false" style:font-name-asian="Times New Roman" style:font-name-complex="Times New Roman"/>
    </style:style>
    <style:style style:name="T11" style:family="text">
      <style:text-properties officeooo:rsid="000e85a1"/>
    </style:style>
    <style:style style:name="T12" style:family="text">
      <style:text-properties officeooo:rsid="00110485"/>
    </style:style>
    <style:style style:name="T13" style:family="text">
      <style:text-properties officeooo:rsid="0012acca"/>
    </style:style>
    <style:style style:name="T14" style:family="text">
      <style:text-properties officeooo:rsid="0017df58"/>
    </style:style>
    <style:style style:name="T15" style:family="text">
      <style:text-properties fo:language="de" fo:country="DE"/>
    </style:style>
    <style:style style:name="T16" style:family="text">
      <style:text-properties style:font-name="Calibri2"/>
    </style:style>
    <style:style style:name="T17" style:family="text">
      <style:text-properties style:font-name="Calibri2" style:letter-kerning="false" style:font-name-asian="Times New Roman" style:font-name-complex="Times New Roman"/>
    </style:style>
    <style:style style:name="T18" style:family="text">
      <style:text-properties style:font-name="Calibri2" fo:language="de" fo:country="DE"/>
    </style:style>
    <style:style style:name="T19" style:family="text">
      <style:text-properties style:font-name="Calibri2" fo:language="de" fo:country="DE" fo:font-weight="bold" style:font-weight-asian="bold" style:font-weight-complex="bold"/>
    </style:style>
    <style:style style:name="T20" style:family="text">
      <style:text-properties style:font-name="Calibri2" fo:language="de" fo:country="DE" fo:font-weight="bold" style:font-name-asian="Microsoft YaHei1" style:font-weight-asian="bold" style:font-weight-complex="bold"/>
    </style:style>
    <style:style style:name="T21" style:family="text">
      <style:text-properties style:font-name="Calibri2" fo:language="de" fo:country="DE" style:font-name-asian="Microsoft YaHei1"/>
    </style:style>
    <style:style style:name="T22" style:family="text">
      <style:text-properties style:font-name="Calibri2" fo:language="de" fo:country="DE" officeooo:rsid="0012784f" style:font-name-asian="Microsoft YaHei1"/>
    </style:style>
    <style:style style:name="T23" style:family="text">
      <style:text-properties style:font-name="Calibri2" fo:language="de" fo:country="DE" fo:font-weight="normal" style:font-weight-asian="normal" style:font-weight-complex="normal"/>
    </style:style>
    <style:style style:name="T24" style:family="text">
      <style:text-properties style:font-name="Calibri2" fo:language="de" fo:country="DE" fo:font-weight="normal" officeooo:rsid="0011ffcd" style:font-weight-asian="normal" style:font-weight-complex="normal"/>
    </style:style>
    <style:style style:name="T25" style:family="text">
      <style:text-properties style:font-name="Calibri2" fo:language="de" fo:country="DE" fo:font-weight="normal" officeooo:rsid="0017df58" style:font-weight-asian="normal" style:font-weight-complex="normal"/>
    </style:style>
    <style:style style:name="T26" style:family="text">
      <style:text-properties style:font-name="Calibri2" fo:language="de" fo:country="DE" style:font-weight-complex="bold"/>
    </style:style>
    <style:style style:name="T27" style:family="text">
      <style:text-properties style:font-name="Calibri2" fo:language="de" fo:country="DE" officeooo:rsid="001102c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5"><text:a xlink:type="simple" xlink:href="#__RefHeading___Toc3497_581654776" text:style-name="Index_20_Link" text:visited-style-name="Index_20_Link">1 Einleitung<text:tab/>2</text:a></text:p>
          <text:p text:style-name="P45"><text:a xlink:type="simple" xlink:href="#__RefHeading___Toc3499_581654776" text:style-name="Index_20_Link" text:visited-style-name="Index_20_Link">2 Beschreibung der Projektmanagementmethodiken<text:tab/>3</text:a></text:p>
          <text:p text:style-name="P46"><text:a xlink:type="simple" xlink:href="#__RefHeading___Toc3501_581654776" text:style-name="Index_20_Link" text:visited-style-name="Index_20_Link">2.1 Kanban<text:tab/>3</text:a></text:p>
          <text:p text:style-name="P44"><text:a xlink:type="simple" xlink:href="#__RefHeading___Toc3503_581654776" text:style-name="Index_20_Link" text:visited-style-name="Index_20_Link">2.1.1 Kanban Ablauf<text:tab/>3</text:a></text:p>
          <text:p text:style-name="P44"><text:a xlink:type="simple" xlink:href="#__RefHeading___Toc3505_581654776" text:style-name="Index_20_Link" text:visited-style-name="Index_20_Link">2.1.2 Kanban-Charakteristik<text:tab/>3</text:a></text:p>
          <text:p text:style-name="P44"><text:a xlink:type="simple" xlink:href="#__RefHeading___Toc1215_133500371" text:style-name="Index_20_Link" text:visited-style-name="Index_20_Link">2.1.3 Zusammenfassung<text:tab/>4</text:a></text:p>
          <text:p text:style-name="P46"><text:a xlink:type="simple" xlink:href="#__RefHeading___Toc3507_581654776" text:style-name="Index_20_Link" text:visited-style-name="Index_20_Link">2.2 Scrum<text:tab/>5</text:a></text:p>
          <text:p text:style-name="P44"><text:a xlink:type="simple" xlink:href="#__RefHeading___Toc3509_581654776" text:style-name="Index_20_Link" text:visited-style-name="Index_20_Link">2.2.1 Projektmitglieder<text:tab/>5</text:a></text:p>
          <text:p text:style-name="P44"><text:a xlink:type="simple" xlink:href="#__RefHeading__1589_555833900" text:style-name="Index_20_Link" text:visited-style-name="Index_20_Link">2.2.2 Ablauf<text:tab/>5</text:a></text:p>
          <text:p text:style-name="P46"><text:a xlink:type="simple" xlink:href="#__RefHeading__1591_555833900" text:style-name="Index_20_Link" text:visited-style-name="Index_20_Link">2.3 Feature-Driven-Development (FDD)<text:tab/>6</text:a></text:p>
          <text:p text:style-name="P44"><text:a xlink:type="simple" xlink:href="#__RefHeading___Toc3509_5816547761" text:style-name="Index_20_Link" text:visited-style-name="Index_20_Link">2.3.1 Prozess<text:tab/>6</text:a></text:p>
          <text:p text:style-name="P44"><text:a xlink:type="simple" xlink:href="#__RefHeading__1589_5558339001" text:style-name="Index_20_Link" text:visited-style-name="Index_20_Link">2.3.2 Teamorganisation<text:tab/>6</text:a></text:p>
          <text:p text:style-name="P44"><text:a xlink:type="simple" xlink:href="#__RefHeading___Toc1217_133500371" text:style-name="Index_20_Link" text:visited-style-name="Index_20_Link">2.3.3 Zusammenfassung<text:tab/>7</text:a></text:p>
          <text:p text:style-name="P46"><text:a xlink:type="simple" xlink:href="#__RefHeading___Toc3515_581654776" text:style-name="Index_20_Link" text:visited-style-name="Index_20_Link">2.4 Extreme Programming (XP)<text:tab/>8</text:a></text:p>
          <text:p text:style-name="P44"><text:a xlink:type="simple" xlink:href="#__RefHeading___Toc1219_133500371" text:style-name="Index_20_Link" text:visited-style-name="Index_20_Link">2.3.1 Projektphase<text:tab/>8</text:a></text:p>
          <text:p text:style-name="P44"><text:a xlink:type="simple" xlink:href="#__RefHeading__1589_55583390011" text:style-name="Index_20_Link" text:visited-style-name="Index_20_Link">2.3.2 Vorteile<text:tab/>9</text:a></text:p>
          <text:p text:style-name="P44"><text:a xlink:type="simple" xlink:href="#__RefHeading___Toc1221_133500371" text:style-name="Index_20_Link" text:visited-style-name="Index_20_Link">2.3.2 Nachteile<text:tab/>9</text:a></text:p>
          <text:p text:style-name="P44"><text:a xlink:type="simple" xlink:href="#__RefHeading___Toc1223_133500371" text:style-name="Index_20_Link" text:visited-style-name="Index_20_Link">2.3.3 Zusammenfassung<text:tab/>9</text:a></text:p>
          <text:p text:style-name="P45"><text:a xlink:type="simple" xlink:href="#__RefHeading___Toc3517_581654776" text:style-name="Index_20_Link" text:visited-style-name="Index_20_Link">3 Gewichtung<text:tab/>11</text:a></text:p>
          <text:p text:style-name="P45"><text:a xlink:type="simple" xlink:href="#__RefHeading___Toc3519_581654776" text:style-name="Index_20_Link" text:visited-style-name="Index_20_Link">4 Quellen<text:tab/>12</text:a></text:p>
        </text:index-body>
      </text:table-of-content>
      <text:h text:style-name="P16" text:outline-level="1"/>
      <text:h text:style-name="P17" text:outline-level="1"><text:bookmark-start text:name="__RefHeading___Toc3497_581654776"/>1 Einleitung<text:bookmark-end text:name="__RefHeading___Toc3497_581654776"/></text:h>
      <text:p text:style-name="P30">Wir betrachten sechs Projektmanag<text:span text:style-name="T14">e</text:span>ment Methoden mit dem Hauptaugenmerk auf Ablauf und Charakteristik. Diese werden am Ende auf der Basis der von uns gewählten Kriterien verglichen und bewertet.</text:p>
      <text:p text:style-name="Text_20_body"><text:span text:style-name="Absatz-Standardschriftart"><text:span text:style-name="T18">Folgende Kriterien werden von uns verwendet:</text:span></text:span><text:span text:style-name="Footnote_20_Symbol"><text:span text:style-name="T18"><text:note text:id="ftn1" text:note-class="footnote"><text:note-citation>1</text:note-citation><text:note-body><text:p text:style-name="P1"><text:s/><text:a xlink:type="simple" xlink:href="http://www.gpm-infocenter.de/PMMethoden/EinfuehrungMethodenauswahl" office:target-frame-name="_top" xlink:show="replace" text:style-name="Internet_20_link" text:visited-style-name="Visited_20_Internet_20_Link">http://www.gpm-infocenter.de/PMMethoden/EinfuehrungMethodenauswahl</text:a></text:p></text:note-body></text:note></text:span></text:span><text:span text:style-name="Absatz-Standardschriftart"><text:span text:style-name="T18"> </text:span></text:span><text:span text:style-name="Footnote_20_Symbol"><text:span text:style-name="T18"><text:note text:id="ftn2" text:note-class="footnote"><text:note-citation>2</text:note-citation><text:note-body><text:p text:style-name="P1"><text:span text:style-name="Absatz-Standardschriftart"><text:span text:style-name="T1"><text:s/></text:span></text:span><text:a xlink:type="simple" xlink:href="http://www.heise.de/developer/artikel/Kriterien-fuer-eine-Entscheidung-fuer-Scrum-oder-Kanban-1071172.html" office:target-frame-name="_top" xlink:show="replace" text:style-name="Internet_20_link" text:visited-style-name="Visited_20_Internet_20_Link">http://www.heise.de/developer/artikel/Kriterien-fuer-eine-Entscheidung-fuer-Scrum-oder-Kanban-1071172.html</text:a></text:p></text:note-body></text:note></text:span></text:span></text:p>
      <text:p text:style-name="Text_20_body"><text:span text:style-name="Strong_20_Emphasis"><text:span text:style-name="T18">Projektphase</text:span></text:span><text:span text:style-name="Absatz-Standardschriftart"><text:span text:style-name="T19">:</text:span></text:span><text:span text:style-name="Absatz-Standardschriftart"><text:span text:style-name="T18"> Phasenspezifisch oder ebenfalls für das komplette Projekt geeignet?</text:span></text:span></text:p>
      <text:p text:style-name="P30"><text:tab/>Die Methode sollte sich für alle Phasen der Entwicklung anwenden lassen.</text:p>
      <text:p text:style-name="Text_20_body"><text:span text:style-name="Strong_20_Emphasis"><text:span text:style-name="T18">Projektgröße</text:span></text:span><text:span text:style-name="Absatz-Standardschriftart"><text:span text:style-name="T19">:</text:span></text:span><text:span text:style-name="Absatz-Standardschriftart"><text:span text:style-name="T18"> Für welche Teamgröße und Projektdauer ist es geeignet?</text:span></text:span></text:p>
      <text:p text:style-name="Text_20_body"><text:span text:style-name="Absatz-Standardschriftart"><text:span text:style-name="T18"><text:tab/>Unwichtig für uns da wir ein kleines Team mit einem kleinen Projekt sind.</text:span></text:span></text:p>
      <text:p text:style-name="Text_20_body"><text:span text:style-name="Strong_20_Emphasis"><text:span text:style-name="T18">Grad der Planung</text:span></text:span><text:span text:style-name="Absatz-Standardschriftart"><text:span text:style-name="T3">:</text:span></text:span><text:span text:style-name="Absatz-Standardschriftart"><text:span text:style-name="T2"> Darf das Datum bzw. Budget fest oder offen sein?</text:span></text:span></text:p>
      <text:p text:style-name="P31"><text:tab/>Wir haben kein Budget. Eine zu feste Strukturierung mit feste Daten sowie eine vollständig <text:tab/>fehlende Ordnung ist nicht gewünscht, weshalb wir nach einem Mittelmaß suchen.</text:p>
      <text:p text:style-name="Text_20_body"><text:span text:style-name="Strong_20_Emphasis"><text:span text:style-name="T2">Änderungen während Iterationen</text:span></text:span><text:span text:style-name="Absatz-Standardschriftart"><text:span text:style-name="T3">:</text:span></text:span><text:span text:style-name="Absatz-Standardschriftart"><text:span text:style-name="T2"> Dürfen Änderungen während einer Iteration durchgeführt <text:tab/>werden oder nur zwischen diesen? <text:s/>(z.B. Aufgaben-Zuteilung; Aufgaben-<text:tab/>Aufwandseinschätzung, Neue Aufgaben in die Iteration aufnehmen, Priorität von Aufgaben)</text:span></text:span></text:p>
      <text:p text:style-name="P4"><text:tab/>Wir wollen flexibel in der Ausführung der Iterataionen sein.</text:p>
      <text:p text:style-name="Text_20_body"><text:span text:style-name="Absatz-Standardschriftart"><text:span text:style-name="T20">Flexibilität:</text:span></text:span><text:span text:style-name="Absatz-Standardschriftart"><text:span text:style-name="T21"> Wie gut/flexibel lässt sich die Methode auf die eigenen Umstände anpassen? Lässt sich <text:tab/>die Methodik schrittweise oder in Teilen einführen? (z.B. Länge der Iteration, Dauer der <text:tab/>Meetings anpassen)</text:span></text:span></text:p>
      <text:p text:style-name="Text_20_body"><text:span text:style-name="Absatz-Standardschriftart"><text:span text:style-name="T21"><text:tab/>Es soll alles so flexibel wie möglich sein.</text:span></text:span></text:p>
      <text:p text:style-name="Text_20_body"><text:span text:style-name="Strong_20_Emphasis"><text:span text:style-name="T21">Grad der Eigenverantwortung</text:span></text:span><text:span text:style-name="Absatz-Standardschriftart"><text:span text:style-name="T20">:</text:span></text:span><text:span text:style-name="Absatz-Standardschriftart"><text:span text:style-name="T21"> Wie hoch ist sie und wer trägt sie?</text:span></text:span></text:p>
      <text:p text:style-name="Text_20_body"><text:span text:style-name="Absatz-Standardschriftart"><text:span text:style-name="T21"><text:tab/>Alle Mitglieder sollen gleichermaßen verantwortlich sein.</text:span></text:span></text:p>
      <text:p text:style-name="Text_20_body"><text:span text:style-name="Strong_20_Emphasis"><text:span text:style-name="T18">Einarbeitungsaufwand:</text:span></text:span><text:span text:style-name="Strong_20_Emphasis"><text:span text:style-name="T23"> Wie schwer/aufwendig ist es, die Methodik einzuführen?</text:span></text:span></text:p>
      <text:p text:style-name="Text_20_body"><text:span text:style-name="Strong_20_Emphasis"><text:span text:style-name="T23"><text:tab/>Da wir für dieses Projekt eine Manag</text:span></text:span><text:span text:style-name="Strong_20_Emphasis"><text:span text:style-name="T25">e</text:span></text:span><text:span text:style-name="Strong_20_Emphasis"><text:span text:style-name="T23">mentmethode sofort anwenden, soll</text:span></text:span><text:span text:style-name="Strong_20_Emphasis"><text:span text:style-name="T25">t</text:span></text:span><text:span text:style-name="Strong_20_Emphasis"><text:span text:style-name="T23">e diese so <text:tab/>wenig <text:tab/>Hürden haben wie möglich.</text:span></text:span></text:p>
      <text:p text:style-name="Text_20_body"><text:span text:style-name="Strong_20_Emphasis"><text:span text:style-name="T18">Einprojekt- oder Mehrprojektumgebungen</text:span></text:span><text:span text:style-name="Absatz-Standardschriftart"><text:span text:style-name="T19">:</text:span></text:span><text:span text:style-name="Absatz-Standardschriftart"><text:span text:style-name="T18"> Ermöglicht es das Managen mehrerer Projekte <text:tab/>parallel? (z.B. eine Abteilung → zwei Projekte, Teammitglieder bearbeiten Aufgaben aus <text:tab/>beiden Projekten)</text:span></text:span></text:p>
      <text:p text:style-name="Text_20_body"><text:span text:style-name="Absatz-Standardschriftart"><text:span text:style-name="T18"><text:tab/>Für uns unwichtig, da wir nur an einem Projekt arbeiten.</text:span></text:span></text:p>
      <text:p text:style-name="P4"/>
      <text:h text:style-name="P17" text:outline-level="1"><text:bookmark-start text:name="__RefHeading___Toc3499_581654776"/>2 Beschreibung der Projektmanagementmethodiken<text:bookmark-end text:name="__RefHeading___Toc3499_581654776"/></text:h>
      <text:h text:style-name="P13" text:outline-level="2"><text:bookmark-start text:name="__RefHeading___Toc3501_581654776"/>2.1 Kanban<text:bookmark-end text:name="__RefHeading___Toc3501_581654776"/></text:h>
      <text:p text:style-name="P10">Der Begriff Kanban kommt aus dem Japanischem und bedeutet in etwa „Signalkarte“. Dieses Projektmanag<text:span text:style-name="T14">e</text:span>ment-<text:span text:style-name="T14">F</text:span>ramework beinhaltet das „Pull-Prinzip“, d.h. ein Arbeiter erteilt Anfragen an andere (z.B. Nachschub anfordern) statt einer Person, die über dem ganzen steht und das Projekt überwacht. Dies soll dem Produktionsfluss dienen.</text:p>
      <text:p text:style-name="P10">Kanban legt einem wenige Vorlagen auf, weshalb es flexibel und anpassbar ist, da der Schwerpunkt auf einem optimalen Fluss (Flow) liegen soll.</text:p>
      <text:h text:style-name="P18" text:outline-level="3"><text:bookmark-start text:name="__RefHeading___Toc3503_581654776"/>2.1.1 Kanban Ablauf<text:bookmark-end text:name="__RefHeading___Toc3503_581654776"/></text:h>
      <text:p text:style-name="P30">Aufgaben, Features, User-Stories und andere Formen von Anforderungen werden als Tickets aufgefasst. Jedes Ticket (Work-Item) durchläuft verschiedene Prozessschritte bis diese fertig ist; dabei wird die benötigte Zeit gemessen. Pro Schritt dürfen sich nur eine maximale Anzahl an Tickets gleichzeitig befinden. „Staut“ es sich, so zeigt es, dass der Flow nicht optimal ist. Es müssen dann für den entsprechenden Abschnitt mehr Ressourcen hinzugefügt oder die Prozessschritte übera<text:span text:style-name="T14">r</text:span>beitet werden.</text:p>
      <text:p text:style-name="P30">All das soll als selbstregulierendes System den Produktionsfluss optimal halten.</text:p>
      <text:h text:style-name="P18" text:outline-level="3"><text:bookmark text:name="Kanban-Charakteristik"/><text:bookmark-start text:name="__RefHeading___Toc3505_581654776"/>2.1.2 Kanban-Charakteristik<text:bookmark-end text:name="__RefHeading___Toc3505_581654776"/></text:h>
      <text:p text:style-name="P35">Kaizen:</text:p>
      <text:p text:style-name="Text_20_body"><text:span text:style-name="Absatz-Standardschriftart"><text:span text:style-name="T18">Kaizen ist aus dem Japanischen (</text:span></text:span><text:span text:style-name="Absatz-Standardschriftart"><text:span text:style-name="T16">Kai = Veränderung, Zen = zum Besseren </text:span></text:span><text:span text:style-name="Absatz-Standardschriftart"><text:span text:style-name="T18">) und repräsentiert den KVP-Anteil (</text:span></text:span><text:bookmark text:name="firstHeading"/><text:span text:style-name="Absatz-Standardschriftart"><text:span text:style-name="T18">Kontinuierlicher Verbesserungsprozess) <text:s/>von Kanban.</text:span></text:span><text:span text:style-name="Footnote_20_Symbol"><text:span text:style-name="T18"><text:note text:id="ftn3" text:note-class="footnote"><text:note-citation>3</text:note-citation><text:note-body><text:p text:style-name="P1"><text:s/><text:a xlink:type="simple" xlink:href="https://de.wikipedia.org/wiki/Kaizen" office:target-frame-name="_top" xlink:show="replace" text:style-name="Internet_20_link" text:visited-style-name="Visited_20_Internet_20_Link">https://de.wikipedia.org/wiki/Kaizen</text:a></text:p></text:note-body></text:note></text:span></text:span><text:span text:style-name="Absatz-Standardschriftart"><text:span text:style-name="T18"> Dieser beinhaltet u.a. auch die Treffen und Operations Reviews.</text:span></text:span></text:p>
      <text:p text:style-name="P35">Treffen:</text:p>
      <text:p text:style-name="P4">Diese finden täglich und in der Regel morgens statt. Dabei wird mittels des Kanban-Boards vorgetragen, wie weit die einzelnen Aufgaben seit dem letzten Meeting vorangeschritten sind und wo Probleme liegen, sofern vorhanden. Meetings sollten nicht länger als 15 Minuten dauern; bei größeren Diskussionen müssen diese zu einem anderen Zeitpunkt verschoben werden.</text:p>
      <text:p text:style-name="P35">Operations Reviews:</text:p>
      <text:p text:style-name="P4">Eine Form des Meetings, die im Gegensatz zu den täglichen Treffen unregelmäßig stattfinden. Sie dient der stetigen Verbesserung indem alte Daten betrachtet werden (z.B. Fehlerate, Durchlaufzeiten, Anzahl geblockter Tasks) und daraus entschieden wird, was zu Verbessern ist. Bei diesem Meeting treffen sich alle Mitglieder der Organisation. Operations Reviews sind nicht mit Retrospektiven aus anderen agilen Methoden zu verwechseln, die subjektiv auf die letzte Iteration(en) zurückblicken. Bei Kanban geht es um Zahlen und Fakten, die als Indikator gelten statt der Eindrücke der Mitarbeiter.</text:p>
      <text:p text:style-name="P35">Kanban-Board:</text:p>
      <text:p text:style-name="P4">Ein Kanban-Board ist eine simple Tafel, auf der die Prozessschritte als Spalten dargestellt werden. Die Aufgaben (Tasks) werden als Magnete, Post-its oder andere geeigneten Gegenstände spaltenweise verschoben. Dabei ist zu beachten, dass nur die erlaubte Anzahl an Tasks pro Spalte <text:soft-page-break/>enthalten sein dürfen. Die Grenze wird üblicherweise oberhalb der Spalte eingetragen, so dass man insgesamt auf einem Blick den Status der Prozesse sieht, Bottlenecks erkennt und wie gut der Produktionsfluss "fließt".</text:p>
      <text:h text:style-name="P20" text:outline-level="3"><text:bookmark text:name="Kanban-Zusammenfassung_und_Bewertung"/><text:bookmark-start text:name="__RefHeading___Toc1215_133500371"/>2.1.3 Zusammenfassung<text:bookmark-end text:name="__RefHeading___Toc1215_133500371"/></text:h>
      <text:p text:style-name="Text_20_body"><text:span text:style-name="Strong_20_Emphasis"><text:span text:style-name="T18">Projektphase</text:span></text:span><text:span text:style-name="Absatz-Standardschriftart"><text:span text:style-name="T26">:</text:span></text:span></text:p>
      <text:p text:style-name="Text_20_body"><text:span text:style-name="Absatz-Standardschriftart"><text:span text:style-name="T18">Kanban lässt sich für alle Arten von Aufgaben anwenden.</text:span></text:span></text:p>
      <text:p text:style-name="Text_20_body"><text:span text:style-name="Strong_20_Emphasis"><text:span text:style-name="T18">Projektgröße</text:span></text:span><text:span text:style-name="Absatz-Standardschriftart"><text:span text:style-name="T19">:</text:span></text:span></text:p>
      <text:p text:style-name="Text_20_body"><text:span text:style-name="Absatz-Standardschriftart"><text:span text:style-name="T18">Kanban kann für nur ein einzelnes Team verwendet werden bis hin das es das ganze Portfolio (mehrere Wertschöpfungsketten) eines Unternehmens abdeckt. Dementsprechend ist es auch für langfristigen Einsatz geeignet, es kann jedoch auch für ein einzelnes Projekt angewendet werden.</text:span></text:span></text:p>
      <text:p text:style-name="Text_20_body"><text:span text:style-name="Strong_20_Emphasis"><text:span text:style-name="T18">Grad der Planung</text:span></text:span><text:span text:style-name="Absatz-Standardschriftart"><text:span text:style-name="T3">:</text:span></text:span></text:p>
      <text:p text:style-name="P43">Kanban erlaubt die Prioritätensetzung von Tickets. Es gibt Ticketklassen, Tickets die</text:p>
      <text:p text:style-name="Text_20_body"><text:span text:style-name="Strong_20_Emphasis"><text:span text:style-name="T2">Änderungen während Iterationen</text:span></text:span><text:span text:style-name="Absatz-Standardschriftart"><text:span text:style-name="T3">:</text:span></text:span></text:p>
      <text:p text:style-name="Text_20_body"><text:span text:style-name="Absatz-Standardschriftart"><text:span text:style-name="T16">Neue Anforderungen können zu jedem Zeitpunkt an das Team gegeben werden, falls Kapazitäten frei sind.</text:span></text:span></text:p>
      <text:p text:style-name="Text_20_body"><text:span text:style-name="Absatz-Standardschriftart"><text:span text:style-name="T20">Flexibilität:</text:span></text:span><text:span text:style-name="Absatz-Standardschriftart"><text:span text:style-name="T21"> </text:span></text:span></text:p>
      <text:p text:style-name="Text_20_body"><text:span text:style-name="Absatz-Standardschriftart"><text:span text:style-name="T21">Iterationen haben keine feste Länge. Das ist gut für Einsatzgebiete, in denen man mit vielen Unterbrechungen bzw. Notfällen rechnen muss (z.B. Wartung). Tägliches Treffen zur gleichen Uhrzeit mit fixer Länge. Andere Besprechungen sind flexibel.</text:span></text:span></text:p>
      <text:p text:style-name="Text_20_body"><text:span text:style-name="Strong_20_Emphasis"><text:span text:style-name="T21">Grad der Eigenverantwortung</text:span></text:span><text:span text:style-name="Absatz-Standardschriftart"><text:span text:style-name="T20">:</text:span></text:span></text:p>
      <text:p text:style-name="P32">Hohe Eigenverantwortung wegen dem Pull-Prinzip, Mitglieder und Teams holen sich ihre Aufgaben.</text:p>
      <text:p text:style-name="Text_20_body"><text:span text:style-name="Strong_20_Emphasis"><text:span text:style-name="T18">Einarbeitungsaufwand:</text:span></text:span></text:p>
      <text:p text:style-name="Text_20_body"><text:span text:style-name="Strong_20_Emphasis"><text:span text:style-name="T23">Kanban setzt weder viel Vorwissen voraus, noch braucht man spezielles Equipment. Ein Whiteboard und Kärtchen reichen bereits aus. Jedoch kann man auch fertige Software dafür einsetzten was mit finanziellem Aufwand und Einarbeitung ins Programm verbunden ist.</text:span></text:span></text:p>
      <text:p text:style-name="Text_20_body"><text:span text:style-name="Strong_20_Emphasis"><text:span text:style-name="T18">Einprojekt- oder Mehrprojektumgebungen</text:span></text:span><text:span text:style-name="Absatz-Standardschriftart"><text:span text:style-name="T19">:</text:span></text:span></text:p>
      <text:p text:style-name="P30">Es ist möglich an mehreren Projekten gleichzeitig zu arbeiten. Die Tickets können mit verschiedenen Farben hervorgehoben werden, um diese dann entsprechend zuzuordnen bzw. man kann pro Projekt eigene Zeilen/-<text:span text:style-name="T14">gruppen</text:span> auf dem Board bilden.</text:p>
      <text:h text:style-name="P14" text:outline-level="2"><text:bookmark-start text:name="__RefHeading___Toc3507_581654776"/>2.2 Scrum<text:bookmark-end text:name="__RefHeading___Toc3507_581654776"/></text:h>
      <text:p text:style-name="P4">Scrum ist eine Projektmanagementmethodik zur agilen Softwareentwicklung. Es zeichnet sich besonders dadurch aus, dass es nur wenige Regeln kennt und daher einfach zu erlernen ist.</text:p>
      <text:h text:style-name="P18" text:outline-level="3"><text:bookmark-start text:name="__RefHeading___Toc3509_581654776"/>2.2.1 Projektmitglieder<text:bookmark-end text:name="__RefHeading___Toc3509_581654776"/></text:h>
      <text:p text:style-name="P4">Personen die direkt am Prozess beteiligt sind können in drei Rollen eingeteilt werden:</text:p>
      <text:list xml:id="list4451232951372511343" text:style-name="L1">
        <text:list-item>
          <text:p text:style-name="P36">Product Owner: Stellt die fachlichen Anforderungen und priorisiert diese</text:p>
        </text:list-item>
        <text:list-item>
          <text:p text:style-name="P36">Scrum: Managt den Prozess und beseitigt gegebenenfalls Hindernisse</text:p>
        </text:list-item>
        <text:list-item>
          <text:p text:style-name="P36">Team: Entwickelt das Produkt</text:p>
        </text:list-item>
      </text:list>
      <text:p text:style-name="P4">Als Beobachter und Berater gibt es zudem noch die sogenannten Stakeholder.</text:p>
      <text:h text:style-name="P18" text:outline-level="3"><text:bookmark-start text:name="__RefHeading__1589_555833900"/>2.2.2 Ablauf<text:bookmark-end text:name="__RefHeading__1589_555833900"/></text:h>
      <text:list xml:id="list5937653854245827544" text:style-name="L2">
        <text:list-item>
          <text:p text:style-name="P37">Anforderungen werden in den Product Backlog eingepflegt, priorisiert und ggf. erweitert</text:p>
        </text:list-item>
        <text:list-item>
          <text:p text:style-name="P37">Monatlich wird ein Arbeitspaket aus dem Product Backlog entnommen und umgesetzt (inkl. Test und Dokumentation)</text:p>
        </text:list-item>
        <text:list-item>
          <text:p text:style-name="P37">Das Arbeitspaket (Increment) wird während einer Iteration (Sprint) nicht modifiziert</text:p>
        </text:list-item>
        <text:list-item>
          <text:p text:style-name="P37">Das Arbeitspaket wird in kleinere Arbeitspakete (Tasks) eingeteilt, einem Bearbeiter zugeteilt, bekommt einen Restaufwand der täglich aktualisiert wird und wird in den Sprint Backlog geschoben</text:p>
        </text:list-item>
        <text:list-item>
          <text:p text:style-name="P37">Während des Sprints darf der Bearbeiter keinen Störungen ausgesetzt sein</text:p>
        </text:list-item>
        <text:list-item>
          <text:p text:style-name="P37">Täglich muss ein 15 Minütiges Daily Meeting abgehalten, um herauszufinden was die anderen Teammitglieder bearbeiten, was man selbst als nächstes bearbeiten muss und wo es Probleme gibt</text:p>
        </text:list-item>
        <text:list-item>
          <text:p text:style-name="P37">Am Ende eines Sprints wird die voll funktionsfähige Funktionalität dem Product Owner und den Stakeholdern live am System gezeigt</text:p>
        </text:list-item>
        <text:list-item>
          <text:p text:style-name="P37">Entsprechende Feedbacks fließen in den nächsten Sprint und das Sprint Planing Meeting mit ein</text:p>
        </text:list-item>
        <text:list-item>
          <text:p text:style-name="P33">Eine neue Iteration beginnt</text:p>
        </text:list-item>
      </text:list>
      <text:h text:style-name="P15" text:outline-level="2"><text:bookmark-start text:name="__RefHeading__1591_555833900"/>2.3 Feature-Driven-Development (FDD)<text:bookmark-end text:name="__RefHeading__1591_555833900"/></text:h>
      <text:p text:style-name="P9">FDD ist eine in der Praxis entstandene Methodik, die versucht, agile Prinzipien in klassischen Unternehmenskulturen zu verwirklichen.</text:p>
      <text:h text:style-name="P20" text:outline-level="3"><text:bookmark-start text:name="__RefHeading___Toc3509_5816547761"/>2.3.1 Prozess<text:bookmark-end text:name="__RefHeading___Toc3509_5816547761"/></text:h>
      <text:p text:style-name="P9">Der FDD-Prozess läst sich in 2 Phasen aufteilen: Die erste Phase beinhaltet die Erstellung eines Modells, einer Feature-Liste und eines Plans (geplante Fertigstellung der Features).</text:p>
      <text:p text:style-name="P9">Die zweite Phase ist die iterative, agile Phase, in der in einem maximal 2-wöchigem Cyclus Features designt und implementiert werden. Am Ende einer Iteration muss etwas stehen, was die Hände des veranwortlichen Teams verlassen kann.</text:p>
      <text:h text:style-name="P20" text:outline-level="3"><text:bookmark-start text:name="__RefHeading__1589_5558339001"/>2.3.2 Teamorganisation<text:bookmark-end text:name="__RefHeading__1589_5558339001"/></text:h>
      <text:p text:style-name="P12"><text:span text:style-name="T15">Die Rolle des klassischen Team-Managers wird in FDD beibehalten. Der Manager weist jedem Feature Teammitglieder zu und bildet so sogenannte "Feature-Teams". Solch ein Team besteht nur temporär solange, bis das Feature fertiggestellt wurde. Ein Teammitglied kann mehreren Feature-teams zur gleichen Zeit angehören.</text:span></text:p>
      <text:h text:style-name="P21" text:outline-level="3"><text:bookmark-start text:name="__RefHeading___Toc1217_133500371"/>2.3.3 Zusammenfassung<text:bookmark-end text:name="__RefHeading___Toc1217_133500371"/></text:h>
      <text:p text:style-name="P4">Projektphase:</text:p>
      <text:p text:style-name="P4">FDD beinhaltet keine Prozessschritte für die allgemeine grobe Spezifikation.</text:p>
      <text:p text:style-name="Text_20_body"><text:span text:style-name="Strong_20_Emphasis"><text:span text:style-name="T18">Projektgröße:</text:span></text:span></text:p>
      <text:p text:style-name="Text_20_body"><text:span text:style-name="Strong_20_Emphasis"><text:span text:style-name="T23">FDD skaliert problemlos auch mit einem sehr großen Team inklusive zusätzlich vorhandenen Spezialisten oder Spezial-Teams.</text:span></text:span></text:p>
      <text:p text:style-name="P4">Grad der Planung:</text:p>
      <text:p text:style-name="P4">In der Planungsphase werden die Fertigstellungstermine der Features festgelegt, es sind nur geringe Änderungen am Plan vorgesehen. Verspätungen weißsen auf Probleme hin.</text:p>
      <text:p text:style-name="Text_20_body"><text:span text:style-name="Strong_20_Emphasis"><text:span text:style-name="T4">Änderungen während Iteration:</text:span></text:span></text:p>
      <text:p text:style-name="Text_20_body"><text:span text:style-name="Strong_20_Emphasis"><text:span text:style-name="T5">Änderungen sollten im Rahmen des jeweils dafür vorgesehenen Prozess-Schrittes ausgeführt werden, nicht außerhalb.</text:span></text:span></text:p>
      <text:p text:style-name="Text_20_body"><text:span text:style-name="Strong_20_Emphasis"><text:span text:style-name="T6">Flexibilität:</text:span></text:span></text:p>
      <text:p text:style-name="Text_20_body"><text:span text:style-name="Strong_20_Emphasis"><text:span text:style-name="T7">Der FDD-Prozess ist relativ spezifisch. Für jeden Prozessschritt gibt es eine Empfehlung, wie viel Zeit für diesen Schritt eingeplant werden sollte.</text:span></text:span></text:p>
      <text:p text:style-name="Text_20_body"><text:span text:style-name="Strong_20_Emphasis"><text:span text:style-name="T6">Grad der Eigenverantwortung:</text:span></text:span></text:p>
      <text:p text:style-name="Text_20_body"><text:span text:style-name="Strong_20_Emphasis"><text:span text:style-name="T7">Die Eigenverantwortung der Enwtickler ist abhängig vom Managment-Stil des Team-Managers. Dies kann je nach Stil zu geringer Eigenveranwortung führen, wenn der Manager auf einer direkten Leitung besteht. In jedem Fall ist der Manager für sein Team verantwortlich.</text:span></text:span></text:p>
      <text:p text:style-name="Text_20_body"><text:span text:style-name="Strong_20_Emphasis"><text:span text:style-name="T8">Einarbeitungsaufwand:</text:span></text:span></text:p>
      <text:p text:style-name="Text_20_body"><text:span text:style-name="Strong_20_Emphasis"><text:span text:style-name="T7">FDD ist sehr einfach auf klassische Unternehmensstrukturen abbildbar und damit in einem Unternehmen sehr einfach und konfliktfrei einführbar. In einer Struktur, die einem Unternehmen nicht ähnelt, ist jedoch viel Aufwand erforderlich.</text:span></text:span></text:p>
      <text:p text:style-name="Text_20_body"><text:span text:style-name="Strong_20_Emphasis"><text:span text:style-name="T8">Einprojekt- oder Mehrprojektumgebungen:</text:span></text:span></text:p>
      <text:p text:style-name="Text_20_body"><text:span text:style-name="Strong_20_Emphasis"><text:span text:style-name="T7">FDD ist besonders geeignet für hierarchisch organisierten Projektstrukturen, in denen mehrere Unterprojekte auf das Erfüllen einer gemeinssamen Aufgabe hinarbeiten. Diese hierarchische Strukturen können relativ frei gestaltet werden.</text:span></text:span></text:p>
      <text:p text:style-name="Text_20_body"><text:span text:style-name="Strong_20_Emphasis"><text:span text:style-name="T7">Die jeweiligen Projektleiter können sich dabei einigen, wie die vorhandenen Mitarbeiter für Features eingeteilt werden sollen.</text:span></text:span></text:p>
      <text:h text:style-name="P15" text:outline-level="2"><text:bookmark-start text:name="__RefHeading___Toc3515_581654776"/>2.4 Extreme Programming (XP)<text:bookmark-end text:name="__RefHeading___Toc3515_581654776"/></text:h>
      <text:p text:style-name="P4">Ein bekannter agiler Softwareprozess ist Extrem Progamming. Dabei werden die sich während der Entwicklung ändernden Kundenwünsche Sets berücksichtigt. Der Softwareprozess wird immer wieder in kurzen Zyklen durchlaufen. Nur die im Iterationsschritt festgelegten Anforderungen werden implementiert. Diese Methode beruht auf der Erfahrung, das der Kunde alle vollständigen Anforderungen seiner Software zu Projektbeginn noch nicht genau kennt. </text:p>
      <text:h text:style-name="P18" text:outline-level="3"><text:bookmark-start text:name="__RefHeading___Toc1219_133500371"/>2.3.1 <text:bookmark text:name="code1"/>Projektphase<text:bookmark-end text:name="__RefHeading___Toc1219_133500371"/></text:h>
      <text:p text:style-name="P38">Der Kunde hat den gleichen Projeckstand wie der Entwickler. <text:span text:style-name="T11">Jede Komponente besitzt einen Modultest, um Fehler frühstmöglichst zu erkennen und zu beseitigen. Auf einen ehrlichen Umgang mit dem Kunden wird Wert gelegt, um Fehler mit Mitarbeitern und Kunden zu minimeren.</text:span></text:p>
      <text:p text:style-name="P4"><text:bookmark text:name="code6"/>Die Projektphase gliedert sich in folgende Einheiten, die aufeinander aufbauen:</text:p>
      <text:list xml:id="list7776825712664680485" text:style-name="L3">
        <text:list-item>
          <text:p text:style-name="P39">Sekundentakt: Durch Pair-Programming wird die gegenseitige Kontrolle erhöht, und Fehler vermieden. </text:p>
        </text:list-item>
        <text:list-item>
          <text:p text:style-name="P39">Minutentakt: UNIT-Tests werden vor dem Code geschrieben, so das der Code ständig überprüft wird</text:p>
        </text:list-item>
        <text:list-item>
          <text:p text:style-name="P39">Stundentakt: Entwickelte Komponenten werden sofort im Gesamtsystem integriert, und somit Fehler schneller gefunden.</text:p>
        </text:list-item>
        <text:list-item>
          <text:p text:style-name="P39">Tagestakt: tägliches Treffen des Entwicklungsteams um den Projektfortschritt zu reflektieren, und Fehlentwicklungen zu vermeiden.</text:p>
        </text:list-item>
        <text:list-item>
          <text:p text:style-name="P39">Wochentakt: Wöchentlicher Kundenkontakt, um die aktuell auffähige Version auszuliefern, und um neue Änderungen zu besprechen.</text:p>
        </text:list-item>
        <text:list-item>
          <text:p text:style-name="P39">Monatstakt: dem Kunden wird regelmäßig eine neue Release ausgeliefert.</text:p>
        </text:list-item>
      </text:list>
      <text:p text:style-name="P4">Die kleineren Einheiten sind immer mehrfach in der größeren enthalten. Solange <text:s/>eine Iteration <text:span text:style-name="T13">fehlerhafte Tests liefert wird diese in meherere kleiner Iterationshasen aufgeteilt und in die nächste Iteration verschoben. Auch während der iteration können Änderungen vom Kunden durchgeführt werden. </text:span></text:p>
      <text:p text:style-name="P40">Um erfolgreiche Software entwickeln zu können müssend die folgenden Werte: Kommunikation, Einfachheit, Rückmelsdung, Mut <text:s/>und Respeckt eingehalten werden.</text:p>
      <text:p text:style-name="P40">Das Vorgehen wird im Team ständig hinterfargt, um Prinzipien wie z.B. Selbstsicherheit, Qualität zu gerwährleisten. Dasurch ist lauffähige Software zu jedem Zeitpunkt gewährleistet, bei dieser jedoch anfängliche Fehlschläge mit einkaluliert werden mussen.</text:p>
      <text:p text:style-name="P40">Zum Einstz kommen Praktiken wie z.B. Pair-Programming, bei den durch den Vier-Augen-Prinzip Fehler gleich gefunden werden, oder Refectoring, bei dem ständig Architektur-, Design- und Code-Verbesserungen vorgenommen werden.</text:p>
      <text:h text:style-name="P19" text:outline-level="3"/>
      <text:h text:style-name="P23" text:outline-level="3"><text:bookmark-start text:name="__RefHeading__1589_55583390011"/>2.3.2 <text:bookmark text:name="code2"/>Vorteile<text:bookmark-end text:name="__RefHeading__1589_55583390011"/></text:h>
      <text:list xml:id="list670730764835365669" text:style-name="L4">
        <text:list-item>
          <text:p text:style-name="P41"><text:bookmark text:name="code7"/>schnelle Entwicklung der Software (eine funktionierende Software)</text:p>
        </text:list-item>
        <text:list-item>
          <text:p text:style-name="P41">nur eingesetzte Funktionen werden entwickelt</text:p>
        </text:list-item>
        <text:list-item>
          <text:p text:style-name="P41">Softwareentwicklung lässt sich mit den Kunden vereinbaren, und bietet schnelle bewertbare Ergebnisse</text:p>
        </text:list-item>
        <text:list-item>
          <text:p text:style-name="P41">mehr Kommunikation im Projekt durch die kürzeren Zyklen</text:p>
        </text:list-item>
        <text:list-item>
          <text:p text:style-name="P41">Kunde wird stärker beim Entwicklungsprozess mit eingebunden, und hat dadurch ein besseres Verständniss</text:p>
        </text:list-item>
        <text:list-item>
          <text:p text:style-name="P41">Kosten bleiben bei großen Software-Projekten verhältnismäßig gering</text:p>
        </text:list-item>
        <text:list-item>
          <text:p text:style-name="P41">Höhere Qualität, Erweiterbarkeit und Nachhaltigkeit bei der Entwicklung</text:p>
        </text:list-item>
        <text:list-item>
          <text:p text:style-name="P41">XP hat eine positive Auswirkung auf dem Teamgeist und der Motivation der Entwickler so wie ein Erfolgserlebnis bei der Auslieferung einer neuen Version</text:p>
        </text:list-item>
      </text:list>
      <text:h text:style-name="P18" text:outline-level="3"><text:bookmark-start text:name="__RefHeading___Toc1221_133500371"/>2.3.2 <text:bookmark text:name="code3"/>Nachteile<text:bookmark-end text:name="__RefHeading___Toc1221_133500371"/></text:h>
      <text:list xml:id="list8312706743804053783" text:style-name="L5">
        <text:list-item>
          <text:p text:style-name="P42">schlecht bei Kleinen Softwareprojekten </text:p>
        </text:list-item>
        <text:list-item>
          <text:p text:style-name="P42">schwierig das nur bei Beginn definierte Anforderungen mit dem geringsten Aufwand umgesetzt werden können</text:p>
        </text:list-item>
        <text:list-item>
          <text:p text:style-name="P42">hohe Anforderung an die Entwickler, da die Software im jeden Zustand erweiterbar sein sollte</text:p>
        </text:list-item>
        <text:list-item>
          <text:p text:style-name="P42">Kunde hat nicht ausreichend Zeit, um sich regelmäßig mit den Entwicklern zu treffen</text:p>
        </text:list-item>
        <text:list-item>
          <text:p text:style-name="P42">die Test-Entwicklung kann schnell zum Endprodukt werden bzw. ausgelassen werden</text:p>
        </text:list-item>
        <text:list-item>
          <text:p text:style-name="P42">der Kunde muss Vertrauen in den Programmierer haben</text:p>
        </text:list-item>
      </text:list>
      <text:h text:style-name="P22" text:outline-level="3"><text:bookmark-start text:name="__RefHeading___Toc1223_133500371"/>2.3.3 Zusammenfassung<text:bookmark-end text:name="__RefHeading___Toc1223_133500371"/></text:h>
      <text:p text:style-name="Text_20_body"><text:span text:style-name="Strong_20_Emphasis"><text:span text:style-name="T18">Projektphase</text:span></text:span><text:span text:style-name="Absatz-Standardschriftart"><text:span text:style-name="T26">:</text:span></text:span></text:p>
      <text:p text:style-name="P6"><text:span text:style-name="Absatz-Standardschriftart"><text:span text:style-name="T27">Das Projekt wird in kleine Teilschritte zerlegt, die einzelne Funktionsblöcke enthalten.</text:span></text:span></text:p>
      <text:p text:style-name="Text_20_body"><text:span text:style-name="Strong_20_Emphasis"><text:span text:style-name="T18">Projektgröße</text:span></text:span><text:span text:style-name="Absatz-Standardschriftart"><text:span text:style-name="T19">:</text:span></text:span></text:p>
      <text:p text:style-name="Text_20_body"><text:span text:style-name="Absatz-Standardschriftart"><text:span text:style-name="T18">Gut geeignet für kleine bis mittelgroße Teams (&lt;10-12 Mitglieder).</text:span></text:span></text:p>
      <text:p text:style-name="Text_20_body"><text:span text:style-name="Strong_20_Emphasis"><text:span text:style-name="T18">Grad der Planung</text:span></text:span><text:span text:style-name="Absatz-Standardschriftart"><text:span text:style-name="T3">:</text:span></text:span></text:p>
      <text:p text:style-name="P4"><text:bookmark text:name="code4"/>Durch das Mitwachsen der Anforderungen verläuft die Kostenkurve gleichmäßig linear.</text:p>
      <text:p text:style-name="Text_20_body"><text:span text:style-name="Strong_20_Emphasis"><text:span text:style-name="T2">Änderungen während Iterationen</text:span></text:span><text:span text:style-name="Absatz-Standardschriftart"><text:span text:style-name="T3">:</text:span></text:span></text:p>
      <text:p text:style-name="Text_20_body"><text:span text:style-name="Absatz-Standardschriftart"><text:span text:style-name="T16">XP ist auf schnelle Anforderungen ausgelegt weswegen Änderungen immer möglich sein müssen.</text:span></text:span></text:p>
      <text:p text:style-name="Text_20_body"><text:span text:style-name="Absatz-Standardschriftart"><text:span text:style-name="T20">Flexibilität:</text:span></text:span><text:span text:style-name="Absatz-Standardschriftart"><text:span text:style-name="T21"> </text:span></text:span></text:p>
      <text:p text:style-name="P8"><text:span text:style-name="Absatz-Standardschriftart"><text:span text:style-name="T22">XP muss in einem Zug eingeführt werden, die Dauer der Iteration hängt vom Kunden ab.</text:span></text:span></text:p>
      <text:p text:style-name="Text_20_body"><text:span text:style-name="Strong_20_Emphasis"><text:span text:style-name="T21">Grad der Eigenverantwortung</text:span></text:span><text:span text:style-name="Absatz-Standardschriftart"><text:span text:style-name="T20">:</text:span></text:span></text:p>
      <text:p text:style-name="P4"><text:bookmark text:name="code5"/>Die Eigenverantwortung liegt von der Funktionalität beim Kunden, und die Zuverlässigkeit <text:span text:style-name="T12">und Umsetzung beim Entwcker.</text:span></text:p>
      <text:p text:style-name="Text_20_body"><text:soft-page-break/><text:span text:style-name="Strong_20_Emphasis"><text:span text:style-name="T18">Einarbeitungsaufwand:</text:span></text:span></text:p>
      <text:p text:style-name="P7"><text:span text:style-name="Strong_20_Emphasis"><text:span text:style-name="T24">XP erfordert Softwareentwick</text:span></text:span><text:span text:style-name="Strong_20_Emphasis"><text:span text:style-name="T25">l</text:span></text:span><text:span text:style-name="Strong_20_Emphasis"><text:span text:style-name="T24">er mit besonderen Fähigkeiten, da alle Teammitglieder Entwickler sind.</text:span></text:span></text:p>
      <text:p text:style-name="Text_20_body"><text:span text:style-name="Strong_20_Emphasis"><text:span text:style-name="T18">Einprojekt- oder Mehrprojektumgebungen</text:span></text:span><text:span text:style-name="Absatz-Standardschriftart"><text:span text:style-name="T19">:</text:span></text:span></text:p>
      <text:p text:style-name="P34">Der Projektmanager kann an mehreren Projekten arbeiten.</text:p>
      <text:h text:style-name="P17" text:outline-level="1"><text:bookmark-start text:name="__RefHeading___Toc3517_581654776"/>3 Gewichtung<text:bookmark-end text:name="__RefHeading___Toc3517_581654776"/></text:h>
      <text:p text:style-name="P10">Im Folgenden werden die Projektmanagementmethodiken, die wir ausgewählt haben verglichen und gegeneinander aufgewogen.</text:p>
      <text:p text:style-name="P10">Für die Kriterien Projektphase und Mehrprojektumgebung wird eine Range von 0 bis 1 gewählt, da es entweder geht oder nicht. Für das Kriterium Flexibilität wird eine Range von 1 bis 2 gewählt, da eine Methodik entweder flexibel sein kann oder nicht. Alle anderen Kriterien haben eine Range von 1 bis 3, jeweils ob diese das Kriterien gut, sehr gut oder ausgezeichnet erfüllen.</text:p>
      <text:p text:style-name="P10"/>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style-name="Tabelle2.1">
          <table:table-cell table:style-name="Tabelle2.A1">
            <text:p text:style-name="P24"/>
          </table:table-cell>
          <table:table-cell table:style-name="Tabelle2.A1" office:value-type="float" office:value="0">
            <text:p text:style-name="P24">Scrum</text:p>
          </table:table-cell>
          <table:table-cell table:style-name="Tabelle2.A1" office:value-type="float" office:value="0">
            <text:p text:style-name="P24">Kanban</text:p>
          </table:table-cell>
          <table:table-cell table:style-name="Tabelle2.A1" office:value-type="float" office:value="0">
            <text:p text:style-name="P24">XP</text:p>
          </table:table-cell>
          <table:table-cell table:style-name="Tabelle2.A1" office:value-type="float" office:value="0">
            <text:p text:style-name="P24">FDD</text:p>
          </table:table-cell>
          <table:table-cell table:style-name="Tabelle2.A1" office:value-type="float" office:value="0">
            <text:p text:style-name="P24">Gewichtung</text:p>
          </table:table-cell>
          <table:table-cell table:style-name="Tabelle2.A1" office:value-type="float" office:value="0">
            <text:p text:style-name="P24">Range</text:p>
          </table:table-cell>
        </table:table-row>
        <table:table-row>
          <table:table-cell table:style-name="Tabelle2.A2" office:value-type="float" office:value="0">
            <text:p text:style-name="P26">Projektphase</text:p>
          </table:table-cell>
          <table:table-cell table:style-name="Tabelle2.B2" office:value-type="float" office:value="1">
            <text:p text:style-name="P26">1</text:p>
          </table:table-cell>
          <table:table-cell table:style-name="Tabelle2.B2" office:value-type="float" office:value="1">
            <text:p text:style-name="P26">1</text:p>
          </table:table-cell>
          <table:table-cell table:style-name="Tabelle2.B2" office:value-type="float" office:value="0">
            <text:p text:style-name="P26">0</text:p>
          </table:table-cell>
          <table:table-cell table:style-name="Tabelle2.B2" office:value-type="float" office:value="0">
            <text:p text:style-name="P26">0</text:p>
          </table:table-cell>
          <table:table-cell table:style-name="Tabelle2.F2" office:value-type="float" office:value="2">
            <text:p text:style-name="P26">2</text:p>
          </table:table-cell>
          <table:table-cell table:style-name="Tabelle2.G9" office:value-type="string">
            <text:p text:style-name="P26">0 - 1</text:p>
          </table:table-cell>
        </table:table-row>
        <table:table-row>
          <table:table-cell table:style-name="Tabelle2.A2" office:value-type="float" office:value="0">
            <text:p text:style-name="P26">Projektgröße</text:p>
          </table:table-cell>
          <table:table-cell table:style-name="Tabelle2.B2" office:value-type="float" office:value="1">
            <text:p text:style-name="P26">1</text:p>
          </table:table-cell>
          <table:table-cell table:style-name="Tabelle2.B2" office:value-type="float" office:value="3">
            <text:p text:style-name="P26">3</text:p>
          </table:table-cell>
          <table:table-cell table:style-name="Tabelle2.B2" office:value-type="float" office:value="1">
            <text:p text:style-name="P26">1</text:p>
          </table:table-cell>
          <table:table-cell table:style-name="Tabelle2.B2" office:value-type="float" office:value="3">
            <text:p text:style-name="P26">3</text:p>
          </table:table-cell>
          <table:table-cell table:style-name="Tabelle2.F2" office:value-type="float" office:value="1">
            <text:p text:style-name="P26">1</text:p>
          </table:table-cell>
          <table:table-cell table:style-name="Tabelle2.G9" office:value-type="string">
            <text:p text:style-name="P26">1 - 3</text:p>
          </table:table-cell>
        </table:table-row>
        <table:table-row>
          <table:table-cell table:style-name="Tabelle2.A2" office:value-type="float" office:value="0">
            <text:p text:style-name="P26">Grad der Planung</text:p>
          </table:table-cell>
          <table:table-cell table:style-name="Tabelle2.B2" office:value-type="float" office:value="3">
            <text:p text:style-name="P26">3</text:p>
          </table:table-cell>
          <table:table-cell table:style-name="Tabelle2.B2" office:value-type="float" office:value="2">
            <text:p text:style-name="P26">2</text:p>
          </table:table-cell>
          <table:table-cell table:style-name="Tabelle2.B2" office:value-type="float" office:value="2">
            <text:p text:style-name="P26">2</text:p>
          </table:table-cell>
          <table:table-cell table:style-name="Tabelle2.B2" office:value-type="float" office:value="1">
            <text:p text:style-name="P26">1</text:p>
          </table:table-cell>
          <table:table-cell table:style-name="Tabelle2.F2" office:value-type="float" office:value="2">
            <text:p text:style-name="P26">2</text:p>
          </table:table-cell>
          <table:table-cell table:style-name="Tabelle2.G9" office:value-type="string">
            <text:p text:style-name="P26">1 - 3</text:p>
          </table:table-cell>
        </table:table-row>
        <table:table-row>
          <table:table-cell table:style-name="Tabelle2.A2" office:value-type="float" office:value="0">
            <text:p text:style-name="P26">Änderung während Iteration</text:p>
          </table:table-cell>
          <table:table-cell table:style-name="Tabelle2.B2" office:value-type="float" office:value="0">
            <text:p text:style-name="P26">0</text:p>
          </table:table-cell>
          <table:table-cell table:style-name="Tabelle2.B2" office:value-type="float" office:value="1">
            <text:p text:style-name="P26">1</text:p>
          </table:table-cell>
          <table:table-cell table:style-name="Tabelle2.B2" office:value-type="float" office:value="1">
            <text:p text:style-name="P26">1</text:p>
          </table:table-cell>
          <table:table-cell table:style-name="Tabelle2.B2" office:value-type="float" office:value="0">
            <text:p text:style-name="P26">0</text:p>
          </table:table-cell>
          <table:table-cell table:style-name="Tabelle2.F2" office:value-type="float" office:value="2">
            <text:p text:style-name="P26">2</text:p>
          </table:table-cell>
          <table:table-cell table:style-name="Tabelle2.G9" office:value-type="string">
            <text:p text:style-name="P26">0 - 1</text:p>
          </table:table-cell>
        </table:table-row>
        <table:table-row>
          <table:table-cell table:style-name="Tabelle2.A2" office:value-type="float" office:value="0">
            <text:p text:style-name="P26">Flexibilität</text:p>
          </table:table-cell>
          <table:table-cell table:style-name="Tabelle2.B2" office:value-type="float" office:value="1">
            <text:p text:style-name="P26">1</text:p>
          </table:table-cell>
          <table:table-cell table:style-name="Tabelle2.B2" office:value-type="float" office:value="2">
            <text:p text:style-name="P26">2</text:p>
          </table:table-cell>
          <table:table-cell table:style-name="Tabelle2.B2" office:value-type="float" office:value="1">
            <text:p text:style-name="P26">1</text:p>
          </table:table-cell>
          <table:table-cell table:style-name="Tabelle2.B2" office:value-type="float" office:value="1">
            <text:p text:style-name="P26">1</text:p>
          </table:table-cell>
          <table:table-cell table:style-name="Tabelle2.F2" office:value-type="float" office:value="2">
            <text:p text:style-name="P26">2</text:p>
          </table:table-cell>
          <table:table-cell table:style-name="Tabelle2.G9" office:value-type="string">
            <text:p text:style-name="P26">1 - 2</text:p>
          </table:table-cell>
        </table:table-row>
        <table:table-row>
          <table:table-cell table:style-name="Tabelle2.A2" office:value-type="float" office:value="0">
            <text:p text:style-name="P26">Grad Eigenverantwortung</text:p>
          </table:table-cell>
          <table:table-cell table:style-name="Tabelle2.B2" office:value-type="float" office:value="2">
            <text:p text:style-name="P26">2</text:p>
          </table:table-cell>
          <table:table-cell table:style-name="Tabelle2.B2" office:value-type="float" office:value="3">
            <text:p text:style-name="P26">3</text:p>
          </table:table-cell>
          <table:table-cell table:style-name="Tabelle2.B2" office:value-type="float" office:value="3">
            <text:p text:style-name="P26">3</text:p>
          </table:table-cell>
          <table:table-cell table:style-name="Tabelle2.B2" office:value-type="float" office:value="1">
            <text:p text:style-name="P26">1</text:p>
          </table:table-cell>
          <table:table-cell table:style-name="Tabelle2.F2" office:value-type="float" office:value="3">
            <text:p text:style-name="P26">3</text:p>
          </table:table-cell>
          <table:table-cell table:style-name="Tabelle2.G9" office:value-type="string">
            <text:p text:style-name="P26">1 - 3</text:p>
          </table:table-cell>
        </table:table-row>
        <table:table-row>
          <table:table-cell table:style-name="Tabelle2.A2" office:value-type="float" office:value="0">
            <text:p text:style-name="P26">Einarbeitungsaufwand</text:p>
          </table:table-cell>
          <table:table-cell table:style-name="Tabelle2.B2" office:value-type="float" office:value="2">
            <text:p text:style-name="P26">2</text:p>
          </table:table-cell>
          <table:table-cell table:style-name="Tabelle2.B2" office:value-type="float" office:value="2">
            <text:p text:style-name="P26">2</text:p>
          </table:table-cell>
          <table:table-cell table:style-name="Tabelle2.B2" office:value-type="float" office:value="3">
            <text:p text:style-name="P26">3</text:p>
          </table:table-cell>
          <table:table-cell table:style-name="Tabelle2.B2" office:value-type="float" office:value="1">
            <text:p text:style-name="P26">1</text:p>
          </table:table-cell>
          <table:table-cell table:style-name="Tabelle2.F2" office:value-type="float" office:value="3">
            <text:p text:style-name="P26">3</text:p>
          </table:table-cell>
          <table:table-cell table:style-name="Tabelle2.G9" office:value-type="string">
            <text:p text:style-name="P26">1 - 3</text:p>
          </table:table-cell>
        </table:table-row>
        <table:table-row>
          <table:table-cell table:style-name="Tabelle2.A2" office:value-type="float" office:value="0">
            <text:p text:style-name="P26">Mehrprojektumgebung</text:p>
          </table:table-cell>
          <table:table-cell table:style-name="Tabelle2.B2" office:value-type="float" office:value="1">
            <text:p text:style-name="P26">1</text:p>
          </table:table-cell>
          <table:table-cell table:style-name="Tabelle2.B2" office:value-type="float" office:value="1">
            <text:p text:style-name="P26">1</text:p>
          </table:table-cell>
          <table:table-cell table:style-name="Tabelle2.B2" office:value-type="float" office:value="0">
            <text:p text:style-name="P26">0</text:p>
          </table:table-cell>
          <table:table-cell table:style-name="Tabelle2.B2" office:value-type="float" office:value="1">
            <text:p text:style-name="P26">1</text:p>
          </table:table-cell>
          <table:table-cell table:style-name="Tabelle2.F2" office:value-type="float" office:value="1">
            <text:p text:style-name="P26">1</text:p>
          </table:table-cell>
          <table:table-cell table:style-name="Tabelle2.G9" office:value-type="string">
            <text:p text:style-name="P26">0 - 1</text:p>
          </table:table-cell>
        </table:table-row>
        <table:table-row>
          <table:table-cell table:style-name="Tabelle2.A10" office:value-type="float" office:value="0">
            <text:p text:style-name="P26">Gesamt</text:p>
          </table:table-cell>
          <table:table-cell table:style-name="Tabelle2.B10" office:value-type="float" office:value="24">
            <text:p text:style-name="P26">24</text:p>
          </table:table-cell>
          <table:table-cell table:style-name="Tabelle2.B10" office:value-type="float" office:value="31">
            <text:p text:style-name="P26">31</text:p>
          </table:table-cell>
          <table:table-cell table:style-name="Tabelle2.B10" office:value-type="float" office:value="27">
            <text:p text:style-name="P26">27</text:p>
          </table:table-cell>
          <table:table-cell table:style-name="Tabelle2.B10" office:value-type="float" office:value="14">
            <text:p text:style-name="P26">14</text:p>
          </table:table-cell>
          <table:table-cell table:style-name="Tabelle2.B10">
            <text:p text:style-name="P26"/>
          </table:table-cell>
          <table:table-cell table:style-name="Tabelle2.B10">
            <text:p text:style-name="P26"/>
          </table:table-cell>
        </table:table-row>
      </table:table>
      <text:p text:style-name="P10"/>
      <text:p text:style-name="P10">Berechnung<text:span text:style-name="T14">s</text:span>grundlage:</text:p>
      <text:p text:style-name="P10">Gesamt = Projektphase * Gewichtung + Projektgröße * Gewichtung + …</text:p>
      <text:p text:style-name="P10"/>
      <text:p text:style-name="P10">Beste Projektmanagementmethodik:</text:p>
      <table:table table:name="Tabelle3" table:style-name="Tabelle3">
        <table:table-column table:style-name="Tabelle3.A"/>
        <table:table-column table:style-name="Tabelle3.B"/>
        <table:table-row>
          <table:table-cell table:style-name="Tabelle3.A1" office:value-type="string">
            <text:p text:style-name="P25">Platz</text:p>
          </table:table-cell>
          <table:table-cell table:style-name="Tabelle3.B1" office:value-type="string">
            <text:p text:style-name="P25">Framework</text:p>
          </table:table-cell>
        </table:table-row>
        <table:table-row>
          <table:table-cell table:style-name="Tabelle3.A2" office:value-type="string">
            <text:p text:style-name="P27">1</text:p>
          </table:table-cell>
          <table:table-cell table:style-name="Tabelle3.B2" office:value-type="string">
            <text:p text:style-name="P27">Kanban</text:p>
          </table:table-cell>
        </table:table-row>
        <table:table-row>
          <table:table-cell table:style-name="Tabelle3.A2" office:value-type="string">
            <text:p text:style-name="P27">2</text:p>
          </table:table-cell>
          <table:table-cell table:style-name="Tabelle3.B2" office:value-type="string">
            <text:p text:style-name="P27">XP</text:p>
          </table:table-cell>
        </table:table-row>
        <table:table-row>
          <table:table-cell table:style-name="Tabelle3.A2" office:value-type="string">
            <text:p text:style-name="P27">3</text:p>
          </table:table-cell>
          <table:table-cell table:style-name="Tabelle3.B2" office:value-type="string">
            <text:p text:style-name="P27">Scrum</text:p>
          </table:table-cell>
        </table:table-row>
        <table:table-row>
          <table:table-cell table:style-name="Tabelle3.A2" office:value-type="string">
            <text:p text:style-name="P27">4</text:p>
          </table:table-cell>
          <table:table-cell table:style-name="Tabelle3.B2" office:value-type="string">
            <text:p text:style-name="P27">FDD</text:p>
          </table:table-cell>
        </table:table-row>
      </table:table>
      <text:p text:style-name="P9"/>
      <text:p text:style-name="P4">Die beste Projektmanagementmethodik nach dem gewichteten Vergleich ist Kanban gefolgt von Extreme Programming. Aufgrund der vom Kunden gestellten Anforderungen wird allerdings dennoch Scrum genommen.</text:p>
      <text:h text:style-name="P17" text:outline-level="1"><text:bookmark-start text:name="__RefHeading___Toc3519_581654776"/>4 Quellen<text:bookmark-end text:name="__RefHeading___Toc3519_581654776"/></text:h>
      <text:p text:style-name="P29"><text:bookmark-start text:name="__RefHeading___Toc3521_581654776"/>Kanban<text:bookmark-end text:name="__RefHeading___Toc3521_581654776"/></text:p>
      <text:p text:style-name="P2"><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text:span text:style-name="T17">http://www.heise.de/developer/artikel/Kriterien-fuer-eine-Entscheidung-fuer-Scrum-oder-Kanban-1071172.html</text:span></text:span></text:a></text:p>
      <text:p text:style-name="P2"><text:a xlink:type="simple" xlink:href="https://de.wikipedia.org/wiki/Kanban-Tafel" office:target-frame-name="_top" xlink:show="replace" text:style-name="Internet_20_link" text:visited-style-name="Visited_20_Internet_20_Link"><text:span text:style-name="Absatz-Standardschriftart"><text:span text:style-name="T17">https://de.wikipedia.org/wiki/Kanban-Tafel</text:span></text:span></text:a></text:p>
      <text:p text:style-name="P2"><text:a xlink:type="simple" xlink:href="http://de.wikipedia.org/wiki/Kanban_%28Softwareentwicklung%29" office:target-frame-name="_top" xlink:show="replace" text:style-name="Internet_20_link" text:visited-style-name="Visited_20_Internet_20_Link"><text:span text:style-name="Absatz-Standardschriftart"><text:span text:style-name="T17">http://de.wikipedia.org/wiki/Kanban_%28Softwareentwicklung%29</text:span></text:span></text:a></text:p>
      <text:p text:style-name="P2"><text:a xlink:type="simple" xlink:href="https://www.it-agile.de/fileadmin/docs/veroeffentlichungen/Artikel_OS_02.10_Interview.pdf" office:target-frame-name="_top" xlink:show="replace" text:style-name="Internet_20_link" text:visited-style-name="Visited_20_Internet_20_Link"><text:span text:style-name="Absatz-Standardschriftart"><text:span text:style-name="T17">https://www.it-agile.de/fileadmin/docs/veroeffentlichungen/Artikel_OS_02.10_Interview.pdf</text:span></text:span></text:a></text:p>
      <text:p text:style-name="P3"><text:a xlink:type="simple" xlink:href="https://www.it-agile.de/wissen/methoden/kanban/fragen-zu-kanban/" text:style-name="Internet_20_link" text:visited-style-name="Visited_20_Internet_20_Link"><text:span text:style-name="T16">https://www.it-agile.de/wissen/methoden/kanban/fragen-zu-kanban/</text:span></text:a></text:p>
      <text:p text:style-name="P3"/>
      <text:p text:style-name="P29">Scrum</text:p>
      <text:p text:style-name="Text_20_body"><text:a xlink:type="simple" xlink:href="http://de.wikipedia.org/wiki/Scrum" office:target-frame-name="_top" xlink:show="replace" text:style-name="Internet_20_link" text:visited-style-name="Visited_20_Internet_20_Link"><text:span text:style-name="Absatz-Standardschriftart"><text:span text:style-name="T17">http://de.wikipedia.org/wiki/Scrum</text:span></text:span></text:a></text:p>
      <text:p text:style-name="P2"><text:a xlink:type="simple" xlink:href="http://scrum-master.de/Was_ist_Scrum/Scrum_auf_einer_Seite_erklaert" office:target-frame-name="_top" xlink:show="replace" text:style-name="Internet_20_link" text:visited-style-name="Visited_20_Internet_20_Link"><text:span text:style-name="Absatz-Standardschriftart"><text:span text:style-name="T17">http://scrum-master.de/Was_ist_Scrum/Scrum_auf_einer_Seite_erklaert</text:span></text:span></text:a></text:p>
      <text:p text:style-name="P2"><text:a xlink:type="simple" xlink:href="https://www.crisp.se/file-uploads/Kanban-vs-Scrum.pdf" office:target-frame-name="_top" xlink:show="replace" text:style-name="Internet_20_link" text:visited-style-name="Visited_20_Internet_20_Link"><text:span text:style-name="Absatz-Standardschriftart"><text:span text:style-name="T17">https://www.crisp.se/file-uploads/Kanban-vs-Scrum.pdf</text:span></text:span></text:a></text:p>
      <text:p text:style-name="P2"><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text:span text:style-name="T17">http://www.heise.de/developer/artikel/Kriterien-fuer-eine-Entscheidung-fuer-Scrum-oder-Kanban-1071172.html</text:span></text:span></text:a></text:p>
      <text:p text:style-name="P2"><text:a xlink:type="simple" xlink:href="https://www.scrumalliance.org/community/articles/2014/july/scrum-vs-kanban" text:style-name="Internet_20_link" text:visited-style-name="Visited_20_Internet_20_Link"><text:span text:style-name="Absatz-Standardschriftart"><text:span text:style-name="T17">https://www.scrumalliance.org/community/articles/2014/july/scrum-vs-kanban</text:span></text:span></text:a></text:p>
      <text:p text:style-name="P2"><text:span text:style-name="Absatz-Standardschriftart"><text:span text:style-name="T17"/></text:span></text:p>
      <text:p text:style-name="P29"><text:bookmark-start text:name="__RefHeading___Toc3525_581654776"/>FDD<text:bookmark-end text:name="__RefHeading___Toc3525_581654776"/></text:p>
      <text:p text:style-name="P4"><text:a xlink:type="simple" xlink:href="https://www.youtube.com/playlist?list=PLS7DQ8YkIVTpXyiWb2zl5F5rtpHhhPfsJ" text:style-name="Internet_20_link" text:visited-style-name="Visited_20_Internet_20_Link"><text:span text:style-name="T16">https://www.youtube.com/playlist?list=PLS7DQ8YkIVTpXyiWb2zl5F5rtpHhhPfsJ</text:span></text:a></text:p>
      <text:p text:style-name="P4"/>
      <text:p text:style-name="P29"><text:bookmark-start text:name="__RefHeading___Toc3527_581654776"/>XP<text:bookmark-end text:name="__RefHeading___Toc3527_581654776"/></text:p>
      <text:p text:style-name="Text_20_body"><text:bookmark text:name="code"/><text:span text:style-name="Absatz-Standardschriftart"><text:span text:style-name="T9">https://blog.seibert-media.net/blog/2005/05/01/extreme-programming-vorgehensmodell-zur-software-entwicklung-bei-seibertmedia/</text:span></text:span></text:p>
      <text:p text:style-name="Text_20_body"><text:span text:style-name="Absatz-Standardschriftart"><text:span text:style-name="T9">https://www.it-agile.de/wissen/methoden/extreme-programming/</text:span></text:span></text:p>
      <text:p text:style-name="Text_20_body"><text:span text:style-name="Absatz-Standardschriftart"><text:span text:style-name="T9">http://www.computerwoche.de/a/extreme-programming,2352505,2</text:span></text:span></text:p>
      <text:p text:style-name="Text_20_body"><text:a xlink:type="simple" xlink:href="http://www.computerwoche.de/a/extreme-programming,2352505,3" text:style-name="Internet_20_link" text:visited-style-name="Visited_20_Internet_20_Link"><text:span text:style-name="Absatz-Standardschriftart"><text:span text:style-name="T9">http://www.computerwoche.de/a/extreme-programming,2352505,3</text:span></text:span></text:a></text:p>
      <text:p text:style-name="P5"><text:span text:style-name="Absatz-Standardschriftart"><text:span text:style-name="T10">https://de.wikipedia.org/wiki/Extreme_Programming#Flexibilit.C3.A4tsgrad_vs._Steifheit</text:span></text:span></text:p>
      <text:p text:style-name="Text_20_body"><text:span text:style-name="Absatz-Standardschriftart"><text:span text:style-name="T9">https://www.st.cs.uni-saarland.de/edu/lehrer/xp.pdf</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Courier New" svg:font-family="'Courier New'" style:font-family-generic="modern" style:font-pitch="fixed"/>
    <style:font-face style:name="NSimSun" svg:font-family="NSimSun"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sv" fo:country="SE"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sv" fo:country="S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style:font-name="Calibri" fo:font-family="Calibri" style:font-style-name="Standard" style:font-family-generic="swiss" style:font-pitch="variabl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Calibri1" fo:font-family="Calibri" style:font-style-name="Fett" style:font-family-generic="swiss" style:font-pitch="variable" fo:font-size="20pt" fo:font-weight="bold" style:font-name-asian="SimSun" style:font-family-asian="SimSun" style:font-family-generic-asian="system" style:font-pitch-asian="variable" style:font-size-asian="24pt" style:font-weight-asian="bold" style:font-name-complex="Mangal" style:font-family-complex="Mangal" style:font-family-generic-complex="roman" style:font-pitch-complex="variable"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Calibri1" fo:font-family="Calibri" style:font-style-name="Fett" style:font-family-generic="swiss" style:font-pitch="variable" fo:font-size="18pt" fo:font-weight="bold" style:font-name-asian="MS PMincho" style:font-family-asian="'MS PMincho'" style:font-family-generic-asian="roman" style:font-pitch-asian="variable" style:font-size-asian="18pt" style:font-weight-asian="bold" style:font-size-complex="18pt"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Calibri1" fo:font-family="Calibri" style:font-style-name="Fett" style:font-family-generic="swiss" style:font-pitch="variable" fo:font-weight="bold" style:font-name-asian="MS PMincho" style:font-family-asian="'MS PMincho'" style:font-family-generic-asian="roman" style:font-pitch-asian="variable"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Calibri1" fo:font-family="Calibri" style:font-style-name="Fett" style:font-family-generic="swiss" style:font-pitch="variable" fo:font-size="12pt" fo:font-weight="bold" style:font-name-asian="MS PMincho" style:font-family-asian="'MS PMincho'" style:font-family-generic-asian="roman" style:font-pitch-asian="variable" style:font-size-asian="12pt" style:font-weight-asian="bold" style:font-size-complex="12pt"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style:font-name="Times New Roman" fo:font-family="'Times New Roman'" style:font-family-generic="roman" style:font-pitch="variable" fo:font-size="10pt" fo:font-weight="bold" style:font-name-asian="MS PMincho" style:font-family-asian="'MS PMincho'" style:font-family-generic-asian="roman" style:font-pitch-asian="variable" style:font-size-asian="10pt" style:font-weight-asian="bold" style:font-size-complex="10pt" style:font-weight-complex="bold"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style:font-size-complex="6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Verzeichnis_20_3" style:display-name="Verzeichnis 3" style:family="paragraph" style:parent-style-name="Standard" style:next-style-name="Standard"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size-complex="10.5pt" fo:hyphenate="false"/>
    </style:style>
    <style:style style:name="Verzeichnis_20_4" style:display-name="Verzeichnis 4" style:family="paragraph" style:parent-style-name="Standard" style:next-style-name="Standard" style:auto-update="true">
      <style:paragraph-properties fo:margin-left="1.27cm" fo:margin-right="0cm" fo:margin-top="0cm" fo:margin-bottom="0.176cm" loext:contextual-spacing="false" fo:hyphenation-ladder-count="no-limit" fo:text-indent="0cm" style:auto-text-indent="false">
        <style:tab-stops/>
      </style:paragraph-properties>
      <style:text-properties style:font-size-complex="10.5pt" fo:hyphenate="false"/>
    </style:style>
    <style:style style:name="Verzeichnis_20_5" style:display-name="Verzeichnis 5" style:family="paragraph" style:parent-style-name="Standard" style:next-style-name="Standard" style:auto-update="true">
      <style:paragraph-properties fo:margin-left="1.693cm" fo:margin-right="0cm" fo:margin-top="0cm" fo:margin-bottom="0.176cm" loext:contextual-spacing="false" fo:hyphenation-ladder-count="no-limit" fo:text-indent="0cm" style:auto-text-indent="false">
        <style:tab-stops/>
      </style:paragraph-properties>
      <style:text-properties style:font-size-complex="10.5pt" fo:hyphenate="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Strong_20_Emphasis" style:display-name="Strong Emphasis" style:family="text">
      <style:text-properties fo:font-weight="bold" style:font-weight-asian="bold" style:font-weight-complex="bold"/>
    </style:style>
    <style:style style:name="Index_20_Link" style:display-name="Index Link"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Windows_x86 LibreOffice_project/e8938fd3328e95dcf59dd64e7facd2c7d67c704d</meta:generator>
    <meta:creation-date>2009-04-16T11:32:00Z</meta:creation-date>
    <dc:date>2016-04-28T20:18:34.067000000</dc:date>
    <meta:editing-cycles>258</meta:editing-cycles>
    <meta:editing-duration>PT1H44M41S</meta:editing-duration>
    <meta:document-statistic meta:table-count="2" meta:image-count="0" meta:object-count="0" meta:page-count="12" meta:paragraph-count="273" meta:word-count="2307" meta:character-count="17909" meta:non-whitespace-character-count="15878"/>
    <meta:user-defined meta:name="Info 1"/>
    <meta:user-defined meta:name="Info 2"/>
    <meta:user-defined meta:name="Info 3"/>
    <meta:user-defined meta:name="Info 4"/>
    <meta:template xlink:type="simple" xlink:actuate="onRequest" xlink:title="" xlink:href="5CDE9F69"/>
  </office:meta>
</office:document-meta>
</file>